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082cm"/>
    </style:style>
    <style:style style:name="co2" style:family="table-column">
      <style:table-column-properties fo:break-before="auto" style:column-width="13.4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Identification</text:p>
          </table:table-cell>
          <table:covered-table-cell/>
        </table:table-row>
        <table:table-row table:style-name="ro1">
          <table:table-cell office:value-type="string" calcext:value-type="string">
            <text:p>Cas d'utilisation</text:p>
          </table:table-cell>
          <table:table-cell office:value-type="string" calcext:value-type="string">
            <text:p>Se déplacer en 3d</text:p>
          </table:table-cell>
        </table:table-row>
        <table:table-row table:style-name="ro1">
          <table:table-cell office:value-type="string" calcext:value-type="string">
            <text:p>Acteurs concernés</text:p>
          </table:table-cell>
          <table:table-cell office:value-type="string" calcext:value-type="string">
            <text:p>Utilisateur</text:p>
          </table:table-cell>
        </table:table-row>
        <table:table-row table:style-name="ro2">
          <table:table-cell office:value-type="string" calcext:value-type="string">
            <text:p>Description succincte</text:p>
          </table:table-cell>
          <table:table-cell office:value-type="string" calcext:value-type="string">
            <text:p>Déplacement dans tous les sens possibles (rotations et translations) </text:p>
            <text:p>sur la carte selon les actions de l'utilisateur (drag and drop)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Dialogue</text:p>
          </table:table-cell>
          <table:covered-table-cell/>
        </table:table-row>
        <table:table-row table:style-name="ro3">
          <table:table-cell office:value-type="string" calcext:value-type="string">
            <text:p>Scénario nominal</text:p>
          </table:table-cell>
          <table:table-cell office:value-type="string" calcext:value-type="string">
            <text:p>1. Translation</text:p>
            <text:p>1.1. L'utilisateur clique sur le bouton gauche de la souris et la déplace</text:p>
            <text:p>1.2. Les tuiles se décalent dans le sens contraire de la souris </text:p>
            <text:p>1.3. L'utilisateur relâche la souris</text:p>
            <text:p>1.4. Les tuiles non chargées se chargent, en commençant par celles au centre</text:p>
            <text:p>2. Rotation</text:p>
            <text:p>2.1. L'utilisateur clique sur la molette de la souris et la déplace</text:p>
            <text:p>2.2. Les tuiles tournent dans la direction du plan normal de la direction de la souris</text:p>
            <text:p>2.3. L'utilisateur relâche la molette</text:p>
            <text:p>2.4. Les tuiles s'arrêtent (peut-être un fond se charge)</text:p>
          </table:table-cell>
        </table:table-row>
        <table:table-row table:style-name="ro4">
          <table:table-cell office:value-type="string" calcext:value-type="string">
            <text:p>Scénarios alternatifs/d'exception</text:p>
          </table:table-cell>
          <table:table-cell office:value-type="string" calcext:value-type="string">
            <text:p>1.4.a. L'utilisateur se trouve trop proche d'un bâtiment</text:p>
            <text:p>Le bâtiment n'est pas représenté en 3d</text:p>
            <text:p>2.4.a. L'utilisateur se trouve trop proche d'un bâtiment</text:p>
            <text:p>Le bâtiment n'est pas représenté en 3d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Fin et post-conditions</text:p>
          </table:table-cell>
          <table:covered-table-cell/>
        </table:table-row>
        <table:table-row table:style-name="ro1">
          <table:table-cell office:value-type="string" calcext:value-type="string">
            <text:p>Fin</text:p>
          </table:table-cell>
          <table:table-cell/>
        </table:table-row>
        <table:table-row table:style-name="ro1">
          <table:table-cell office:value-type="string" calcext:value-type="string">
            <text:p>Post-conditions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ompléments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Les solutions techniques (souris et molette ) sont modifiab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sa darroman</meta:initial-creator>
    <meta:creation-date>2016-11-30T15:24:52.530955127</meta:creation-date>
    <dc:date>2016-11-30T15:26:39.398485298</dc:date>
    <dc:creator>elsa darroman</dc:creator>
    <meta:editing-duration>PT1M47S</meta:editing-duration>
    <meta:editing-cycles>1</meta:editing-cycles>
    <meta:document-statistic meta:table-count="1" meta:cell-count="17" meta:object-count="0"/>
    <meta:generator>LibreOffice/4.3.3.2$Linux_X86_64 LibreOffice_project/430m0$Build-2</meta:generator>
  </office:meta>
</office:document-meta>
</file>